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(1-EXP(-[.A10]/2))*2" office:value-type="float" office:value="0">
            <text:p>0</text:p>
          </table:table-cell>
          <table:table-cell table:formula="of:=(1-EXP(-[.A10]/4))*3" office:value-type="float" office:value="0">
            <text:p>0</text:p>
          </table:table-cell>
          <table:table-cell table:formula="of:=(1-EXP(-[.A10]/6))*2.5" office:value-type="float" office:value="0">
            <text:p>0</text:p>
          </table:table-cell>
          <table:table-cell table:formula="of:=(1-EXP(-[.A10]/6))*3" office:value-type="float" office:value="0">
            <text:p>0</text:p>
          </table:table-cell>
          <table:table-cell table:formula="of:=(1-EXP(-[.A10]/6))*5" office:value-type="float" office:value="0">
            <text:p>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formula="of:=(1-EXP(-[.A11]/2))*2" office:value-type="float" office:value="0.097541150998572">
            <text:p>0,097541151</text:p>
          </table:table-cell>
          <table:table-cell table:formula="of:=(1-EXP(-[.A11]/4))*3" office:value-type="float" office:value="0.0740702639150022">
            <text:p>0,0740702639</text:p>
          </table:table-cell>
          <table:table-cell table:formula="of:=(1-EXP(-[.A11]/6))*2.5" office:value-type="float" office:value="0.0413213654459563">
            <text:p>0,0413213654</text:p>
          </table:table-cell>
          <table:table-cell table:formula="of:=(1-EXP(-[.A11]/6))*3" office:value-type="float" office:value="0.0495856385351475">
            <text:p>0,0495856385</text:p>
          </table:table-cell>
          <table:table-cell table:formula="of:=(1-EXP(-[.A11]/6))*5" office:value-type="float" office:value="0.0826427308919125">
            <text:p>0,0826427309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table:formula="of:=(1-EXP(-[.A12]/2))*2" office:value-type="float" office:value="0.190325163928081">
            <text:p>0,1903251639</text:p>
          </table:table-cell>
          <table:table-cell table:formula="of:=(1-EXP(-[.A12]/4))*3" office:value-type="float" office:value="0.146311726497858">
            <text:p>0,1463117265</text:p>
          </table:table-cell>
          <table:table-cell table:formula="of:=(1-EXP(-[.A12]/6))*2.5" office:value-type="float" office:value="0.0819597487949852">
            <text:p>0,0819597488</text:p>
          </table:table-cell>
          <table:table-cell table:formula="of:=(1-EXP(-[.A12]/6))*3" office:value-type="float" office:value="0.0983516985539823">
            <text:p>0,0983516986</text:p>
          </table:table-cell>
          <table:table-cell table:formula="of:=(1-EXP(-[.A12]/6))*5" office:value-type="float" office:value="0.163919497589971">
            <text:p>0,1639194976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table:formula="of:=(1-EXP(-[.A13]/2))*2" office:value-type="float" office:value="0.278584047149884">
            <text:p>0,2785840471</text:p>
          </table:table-cell>
          <table:table-cell table:formula="of:=(1-EXP(-[.A13]/4))*3" office:value-type="float" office:value="0.216769541014341">
            <text:p>0,216769541</text:p>
          </table:table-cell>
          <table:table-cell table:formula="of:=(1-EXP(-[.A13]/6))*2.5" office:value-type="float" office:value="0.121926438748215">
            <text:p>0,1219264387</text:p>
          </table:table-cell>
          <table:table-cell table:formula="of:=(1-EXP(-[.A13]/6))*3" office:value-type="float" office:value="0.146311726497858">
            <text:p>0,1463117265</text:p>
          </table:table-cell>
          <table:table-cell table:formula="of:=(1-EXP(-[.A13]/6))*5" office:value-type="float" office:value="0.24385287749643">
            <text:p>0,243852877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table:formula="of:=(1-EXP(-[.A14]/2))*2" office:value-type="float" office:value="0.362538493844036">
            <text:p>0,3625384938</text:p>
          </table:table-cell>
          <table:table-cell table:formula="of:=(1-EXP(-[.A14]/4))*3" office:value-type="float" office:value="0.285487745892121">
            <text:p>0,2854877459</text:p>
          </table:table-cell>
          <table:table-cell table:formula="of:=(1-EXP(-[.A14]/6))*2.5" office:value-type="float" office:value="0.161232537420956">
            <text:p>0,1612325374</text:p>
          </table:table-cell>
          <table:table-cell table:formula="of:=(1-EXP(-[.A14]/6))*3" office:value-type="float" office:value="0.193479044905147">
            <text:p>0,1934790449</text:p>
          </table:table-cell>
          <table:table-cell table:formula="of:=(1-EXP(-[.A14]/6))*5" office:value-type="float" office:value="0.322465074841911">
            <text:p>0,3224650748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formula="of:=(1-EXP(-[.A15]/2))*2" office:value-type="float" office:value="0.44239843385719">
            <text:p>0,4423984339</text:p>
          </table:table-cell>
          <table:table-cell table:formula="of:=(1-EXP(-[.A15]/4))*3" office:value-type="float" office:value="0.352509292246214">
            <text:p>0,3525092922</text:p>
          </table:table-cell>
          <table:table-cell table:formula="of:=(1-EXP(-[.A15]/6))*2.5" office:value-type="float" office:value="0.199888963426692">
            <text:p>0,1998889634</text:p>
          </table:table-cell>
          <table:table-cell table:formula="of:=(1-EXP(-[.A15]/6))*3" office:value-type="float" office:value="0.23986675611203">
            <text:p>0,2398667561</text:p>
          </table:table-cell>
          <table:table-cell table:formula="of:=(1-EXP(-[.A15]/6))*5" office:value-type="float" office:value="0.399777926853384">
            <text:p>0,3997779269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table:formula="of:=(1-EXP(-[.A16]/2))*2" office:value-type="float" office:value="0.659359907928721">
            <text:p>0,6593599079</text:p>
          </table:table-cell>
          <table:table-cell table:formula="of:=(1-EXP(-[.A16]/4))*3" office:value-type="float" office:value="0.543807740766055">
            <text:p>0,5438077408</text:p>
          </table:table-cell>
          <table:table-cell table:formula="of:=(1-EXP(-[.A16]/6))*2.5" office:value-type="float" office:value="0.312066702392631">
            <text:p>0,3120667024</text:p>
          </table:table-cell>
          <table:table-cell table:formula="of:=(1-EXP(-[.A16]/6))*3" office:value-type="float" office:value="0.374480042871158">
            <text:p>0,3744800429</text:p>
          </table:table-cell>
          <table:table-cell table:formula="of:=(1-EXP(-[.A16]/6))*5" office:value-type="float" office:value="0.624133404785263">
            <text:p>0,6241334048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table:formula="of:=(1-EXP(-[.A17]/2))*2" office:value-type="float" office:value="0.902376727811947">
            <text:p>0,9023767278</text:p>
          </table:table-cell>
          <table:table-cell table:formula="of:=(1-EXP(-[.A17]/4))*3" office:value-type="float" office:value="0.777545337954846">
            <text:p>0,777545338</text:p>
          </table:table-cell>
          <table:table-cell table:formula="of:=(1-EXP(-[.A17]/6))*2.5" office:value-type="float" office:value="0.453173117305045">
            <text:p>0,4531731173</text:p>
          </table:table-cell>
          <table:table-cell table:formula="of:=(1-EXP(-[.A17]/6))*3" office:value-type="float" office:value="0.543807740766055">
            <text:p>0,5438077408</text:p>
          </table:table-cell>
          <table:table-cell table:formula="of:=(1-EXP(-[.A17]/6))*5" office:value-type="float" office:value="0.906346234610091">
            <text:p>0,9063462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1-EXP(-[.A18]/2))*2" office:value-type="float" office:value="1.26424111765712">
            <text:p>1,2642411177</text:p>
          </table:table-cell>
          <table:table-cell table:formula="of:=(1-EXP(-[.A18]/4))*3" office:value-type="float" office:value="1.1804080208621">
            <text:p>1,1804080209</text:p>
          </table:table-cell>
          <table:table-cell table:formula="of:=(1-EXP(-[.A18]/6))*2.5" office:value-type="float" office:value="0.708671723565527">
            <text:p>0,7086717236</text:p>
          </table:table-cell>
          <table:table-cell table:formula="of:=(1-EXP(-[.A18]/6))*3" office:value-type="float" office:value="0.850406068278632">
            <text:p>0,8504060683</text:p>
          </table:table-cell>
          <table:table-cell table:formula="of:=(1-EXP(-[.A18]/6))*5" office:value-type="float" office:value="1.41734344713105">
            <text:p>1,4173434471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table:formula="of:=(1-EXP(-[.A19]/2))*2" office:value-type="float" office:value="1.42699040627962">
            <text:p>1,4269904063</text:p>
          </table:table-cell>
          <table:table-cell table:formula="of:=(1-EXP(-[.A19]/4))*3" office:value-type="float" office:value="1.39421571444303">
            <text:p>1,3942157144</text:p>
          </table:table-cell>
          <table:table-cell table:formula="of:=(1-EXP(-[.A19]/6))*2.5" office:value-type="float" office:value="0.851898424498891">
            <text:p>0,8518984245</text:p>
          </table:table-cell>
          <table:table-cell table:formula="of:=(1-EXP(-[.A19]/6))*3" office:value-type="float" office:value="1.02227810939867">
            <text:p>1,0222781094</text:p>
          </table:table-cell>
          <table:table-cell table:formula="of:=(1-EXP(-[.A19]/6))*5" office:value-type="float" office:value="1.70379684899778">
            <text:p>1,70379684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1-EXP(-[.A20]/2))*2" office:value-type="float" office:value="1.55373967970314">
            <text:p>1,5537396797</text:p>
          </table:table-cell>
          <table:table-cell table:formula="of:=(1-EXP(-[.A20]/4))*3" office:value-type="float" office:value="1.58290034177696">
            <text:p>1,5829003418</text:p>
          </table:table-cell>
          <table:table-cell table:formula="of:=(1-EXP(-[.A20]/6))*2.5" office:value-type="float" office:value="0.983673350718416">
            <text:p>0,9836733507</text:p>
          </table:table-cell>
          <table:table-cell table:formula="of:=(1-EXP(-[.A20]/6))*3" office:value-type="float" office:value="1.1804080208621">
            <text:p>1,1804080209</text:p>
          </table:table-cell>
          <table:table-cell table:formula="of:=(1-EXP(-[.A20]/6))*5" office:value-type="float" office:value="1.96734670143683">
            <text:p>1,9673467014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table:formula="of:=(1-EXP(-[.A21]/2))*2" office:value-type="float" office:value="1.65245211309911">
            <text:p>1,6524521131</text:p>
          </table:table-cell>
          <table:table-cell table:formula="of:=(1-EXP(-[.A21]/4))*3" office:value-type="float" office:value="1.74941394096447">
            <text:p>1,749413941</text:p>
          </table:table-cell>
          <table:table-cell table:formula="of:=(1-EXP(-[.A21]/6))*2.5" office:value-type="float" office:value="1.10491213557488">
            <text:p>1,1049121356</text:p>
          </table:table-cell>
          <table:table-cell table:formula="of:=(1-EXP(-[.A21]/6))*3" office:value-type="float" office:value="1.32589456268986">
            <text:p>1,3258945627</text:p>
          </table:table-cell>
          <table:table-cell table:formula="of:=(1-EXP(-[.A21]/6))*5" office:value-type="float" office:value="2.20982427114976">
            <text:p>2,209824271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1-EXP(-[.A22]/2))*2" office:value-type="float" office:value="1.72932943352677">
            <text:p>1,7293294335</text:p>
          </table:table-cell>
          <table:table-cell table:formula="of:=(1-EXP(-[.A22]/4))*3" office:value-type="float" office:value="1.89636167648567">
            <text:p>1,8963616765</text:p>
          </table:table-cell>
          <table:table-cell table:formula="of:=(1-EXP(-[.A22]/6))*2.5" office:value-type="float" office:value="1.21645720241852">
            <text:p>1,2164572024</text:p>
          </table:table-cell>
          <table:table-cell table:formula="of:=(1-EXP(-[.A22]/6))*3" office:value-type="float" office:value="1.45974864290222">
            <text:p>1,4597486429</text:p>
          </table:table-cell>
          <table:table-cell table:formula="of:=(1-EXP(-[.A22]/6))*5" office:value-type="float" office:value="2.43291440483704">
            <text:p>2,4329144048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table:formula="of:=(1-EXP(-[.A23]/2))*2" office:value-type="float" office:value="1.78920155087627">
            <text:p>1,7892015509</text:p>
          </table:table-cell>
          <table:table-cell table:formula="of:=(1-EXP(-[.A23]/4))*3" office:value-type="float" office:value="2.02604259792495">
            <text:p>2,0260425979</text:p>
          </table:table-cell>
          <table:table-cell table:formula="of:=(1-EXP(-[.A23]/6))*2.5" office:value-type="float" office:value="1.31908361814746">
            <text:p>1,3190836181</text:p>
          </table:table-cell>
          <table:table-cell table:formula="of:=(1-EXP(-[.A23]/6))*3" office:value-type="float" office:value="1.58290034177696">
            <text:p>1,5829003418</text:p>
          </table:table-cell>
          <table:table-cell table:formula="of:=(1-EXP(-[.A23]/6))*5" office:value-type="float" office:value="2.63816723629493">
            <text:p>2,638167236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1-EXP(-[.A24]/2))*2" office:value-type="float" office:value="1.8358300027522">
            <text:p>1,8358300028</text:p>
          </table:table-cell>
          <table:table-cell table:formula="of:=(1-EXP(-[.A24]/4))*3" office:value-type="float" office:value="2.14048560941943">
            <text:p>2,1404856094</text:p>
          </table:table-cell>
          <table:table-cell table:formula="of:=(1-EXP(-[.A24]/6))*2.5" office:value-type="float" office:value="1.4135044787323">
            <text:p>1,4135044787</text:p>
          </table:table-cell>
          <table:table-cell table:formula="of:=(1-EXP(-[.A24]/6))*3" office:value-type="float" office:value="1.69620537447877">
            <text:p>1,6962053745</text:p>
          </table:table-cell>
          <table:table-cell table:formula="of:=(1-EXP(-[.A24]/6))*5" office:value-type="float" office:value="2.82700895746461">
            <text:p>2,827008957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8/04/2020</text:date>, <text:time>07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ienne gaouyer</meta:initial-creator>
    <meta:creation-date>2020-04-28T02:28:46.50</meta:creation-date>
    <dc:date>2020-04-28T07:00:13.25</dc:date>
    <dc:creator>etienne gaouyer</dc:creator>
    <meta:editing-duration>PT3H15M44S</meta:editing-duration>
    <meta:editing-cycles>2</meta:editing-cycles>
    <meta:generator>OpenOffice/4.1.1$Win32 OpenOffice.org_project/411m6$Build-9775</meta:generator>
    <meta:document-statistic meta:table-count="3" meta:cell-count="90" meta:object-count="0"/>
  </office:meta>
</office:document-meta>
</file>